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itle">
      <style:text-properties officeooo:rsid="0016a275" officeooo:paragraph-rsid="0016a275"/>
    </style:style>
    <style:style style:name="P2" style:family="paragraph" style:parent-style-name="Text_20_body">
      <style:text-properties officeooo:paragraph-rsid="001384dc"/>
    </style:style>
    <style:style style:name="P3" style:family="paragraph" style:parent-style-name="Text_20_body">
      <style:text-properties officeooo:rsid="001808e1" officeooo:paragraph-rsid="001808e1"/>
    </style:style>
    <style:style style:name="P4" style:family="paragraph" style:parent-style-name="Subtitle">
      <style:text-properties officeooo:rsid="0016a275" officeooo:paragraph-rsid="0016a275"/>
    </style:style>
    <style:style style:name="P5" style:family="paragraph" style:parent-style-name="Heading_20_1">
      <style:text-properties officeooo:rsid="0017a478" officeooo:paragraph-rsid="0017a478"/>
    </style:style>
    <style:style style:name="P6" style:family="paragraph" style:parent-style-name="Heading_20_1">
      <style:text-properties officeooo:rsid="001384dc"/>
    </style:style>
    <style:style style:name="P7" style:family="paragraph" style:parent-style-name="Heading_20_1">
      <style:text-properties officeooo:rsid="001384dc" officeooo:paragraph-rsid="001384dc"/>
    </style:style>
    <style:style style:name="P8" style:family="paragraph" style:parent-style-name="Heading_20_1">
      <style:text-properties officeooo:rsid="001bc228" officeooo:paragraph-rsid="001bc228"/>
    </style:style>
    <style:style style:name="P9" style:family="paragraph" style:parent-style-name="Heading_20_2">
      <style:text-properties officeooo:rsid="0017a478" officeooo:paragraph-rsid="0017a478"/>
    </style:style>
    <style:style style:name="P10" style:family="paragraph" style:parent-style-name="Heading_20_2">
      <style:text-properties officeooo:paragraph-rsid="001bc228"/>
    </style:style>
    <style:style style:name="P11" style:family="paragraph" style:parent-style-name="Text_20_body">
      <style:text-properties officeooo:rsid="0017a478" officeooo:paragraph-rsid="0017a478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a0134"/>
    </style:style>
    <style:style style:name="T2" style:family="text">
      <style:text-properties officeooo:rsid="001a64f0"/>
    </style:style>
    <style:style style:name="T3" style:family="text">
      <style:text-properties officeooo:rsid="001bc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Inventory Manager in Godot</text:p>
      <text:p text:style-name="P4">by Ktosox</text:p>
      <text:h text:style-name="P5" text:outline-level="1"/>
      <text:h text:style-name="P5" text:outline-level="1"><text:bookmark-start text:name="__RefHeading___Toc137_1335818906"/>Abstract<text:bookmark-end text:name="__RefHeading___Toc137_1335818906"/></text:h>
      <text:p text:style-name="P3"><text:span text:style-name="T2"><text:tab/>G</text:span>ames <text:span text:style-name="T1">consist of parts that create a whole, just like cars. And just like not every car part fits to every car, not every game part fits in every game. <text:s/>Re inventing the wheel every time a new car is built would be both unproductive and unreasonable. </text:span></text:p>
      <text:p text:style-name="P11">The purpose of this project is to create a reusable framework <text:span text:style-name="T2">for game inventoires.</text:span></text:p>
      <text:h text:style-name="P8" text:outline-level="1"><text:bookmark-start text:name="__RefHeading___Toc139_1335818906"/>Introduction<text:bookmark-end text:name="__RefHeading___Toc139_1335818906"/></text:h>
      <text:h text:style-name="P9" text:outline-level="2"><text:bookmark-start text:name="__RefHeading___Toc141_1335818906"/>Goals<text:bookmark-end text:name="__RefHeading___Toc141_1335818906"/></text:h>
      <text:h text:style-name="P10" text:outline-level="2"><text:bookmark-start text:name="__RefHeading___Toc143_1335818906"/><text:span text:style-name="T3">Structure</text:span><text:bookmark-end text:name="__RefHeading___Toc143_1335818906"/></text:h>
      <text:h text:style-name="P9" text:outline-level="2"><text:bookmark-start text:name="__RefHeading___Toc145_1335818906"/>Version plan<text:bookmark-end text:name="__RefHeading___Toc145_1335818906"/></text:h>
      <text:h text:style-name="P6" text:outline-level="1"><text:bookmark-start text:name="__RefHeading___Toc147_1335818906"/>ItemManager<text:bookmark-end text:name="__RefHeading___Toc147_1335818906"/></text:h>
      <text:p text:style-name="Text_20_body"/>
      <text:h text:style-name="P7" text:outline-level="1"><text:bookmark-start text:name="__RefHeading___Toc263_1335818906"/>Inventory<text:bookmark-end text:name="__RefHeading___Toc263_1335818906"/></text:h>
      <text:h text:style-name="P7" text:outline-level="1"><text:bookmark-start text:name="__RefHeading___Toc151_1335818906"/>ItemSlot<text:bookmark-end text:name="__RefHeading___Toc151_1335818906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1:21:27.294919506</meta:creation-date>
    <dc:date>2019-01-30T23:20:28.500000000</dc:date>
    <meta:editing-duration>PT3H8M21S</meta:editing-duration>
    <meta:editing-cycles>3</meta:editing-cycles>
    <meta:generator>LibreOffice/6.1.4.2$Windows_x86 LibreOffice_project/9d0f32d1f0b509096fd65e0d4bec26ddd1938fd3</meta:generator>
    <meta:document-statistic meta:table-count="0" meta:image-count="0" meta:object-count="0" meta:page-count="1" meta:paragraph-count="12" meta:word-count="77" meta:character-count="449" meta:non-whitespace-character-count="381"/>
  </office:meta>
</office:document-meta>
</file>